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d751" officeooo:paragraph-rsid="0016d7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88f9" officeooo:paragraph-rsid="001788f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7de7e" officeooo:paragraph-rsid="0017de7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8e6d3" officeooo:paragraph-rsid="0018e6d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c3e43" officeooo:paragraph-rsid="001c3e4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88f9" officeooo:paragraph-rsid="001788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e6d3" officeooo:paragraph-rsid="0018e6d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de7e" officeooo:paragraph-rsid="0017de7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0873" officeooo:paragraph-rsid="001e087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8e6d3" officeooo:paragraph-rsid="0018e6d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e0873" officeooo:paragraph-rsid="001e087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c446e" officeooo:paragraph-rsid="001c446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0e8c7" officeooo:paragraph-rsid="0020e8c7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7244" style:font-weight-asian="normal" style:font-weight-complex="normal"/>
    </style:style>
    <style:style style:name="T3" style:family="text">
      <style:text-properties officeooo:rsid="0017de7e"/>
    </style:style>
    <style:style style:name="T4" style:family="text">
      <style:text-properties officeooo:rsid="0020644e"/>
    </style:style>
    <style:style style:name="T5" style:family="text">
      <style:text-properties officeooo:rsid="00207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</text:p>
      <text:p text:style-name="P1"/>
      <text:p text:style-name="P11">Instalação</text:p>
      <text:p text:style-name="P10"/>
      <text:p text:style-name="P9">sudo apt-get install git</text:p>
      <text:p text:style-name="P9"/>
      <text:p text:style-name="P10">Configurações</text:p>
      <text:p text:style-name="P10"/>
      <text:p text:style-name="P7">git config --global user.name “Fulano da Silva”</text:p>
      <text:p text:style-name="P7">git config --global user.email <text:a xlink:type="simple" xlink:href="mailto:fulanodasilva.git@gmail.com" text:style-name="Internet_20_link" text:visited-style-name="Visited_20_Internet_20_Link">fulanodasilva.git@gmail.com</text:a></text:p>
      <text:p text:style-name="P7">.<text:span text:style-name="T4">gitignore → arquivo que armazenas informações de todos os arquivos e diretórios que seram ignorados no commit.</text:span></text:p>
      <text:p text:style-name="P7"/>
      <text:p text:style-name="P10">Comandos</text:p>
      <text:p text:style-name="P1"/>
      <text:p text:style-name="P2">init → <text:span text:style-name="T1">inicializa um projeto git.</text:span></text:p>
      <text:p text:style-name="P2"><text:span text:style-name="T3">status</text:span><text:span text:style-name="T1"> → verifica a situação dos arquivos no repositório GIT.</text:span></text:p>
      <text:p text:style-name="P3">add<text:span text:style-name="T1"> → rastreia o arquivo.</text:span></text:p>
      <text:p text:style-name="P4">commit<text:span text:style-name="T1"> → grava as mudanças no repositório.</text:span></text:p>
      <text:p text:style-name="P4"><text:span text:style-name="T1"><text:tab/>-</text:span>m<text:span text:style-name="T1"> → mensagem do commit.</text:span></text:p>
      <text:p text:style-name="P4"><text:span text:style-name="T1"><text:tab/>-</text:span><text:span text:style-name="T5">a</text:span><text:span text:style-name="T2"> → rastreia o arquivo ao mesmo tempo que comita.</text:span></text:p>
      <text:p text:style-name="P4">log<text:span text:style-name="T1"> → verifica o histórico das alterações gravadas no repositório.</text:span></text:p>
      <text:p text:style-name="P5">remote add origin <text:a xlink:type="simple" xlink:href="https://github.com/fulanodasilva/diretorio.git" text:style-name="Internet_20_link" text:visited-style-name="Visited_20_Internet_20_Link">https://github.com/fulanodasilva/diretorio.git</text:a><text:span text:style-name="T1"> → aponta o seu projeto para o github.</text:span></text:p>
      <text:p text:style-name="P5">push origin master → <text:span text:style-name="T1">envia as alterações para o github.</text:span></text:p>
      <text:p text:style-name="P12">clone<text:span text:style-name="T1"> → obtem o projeto do repositório.</text:span></text:p>
      <text:p text:style-name="P13">diff<text:span text:style-name="T1"> → revisa as diferenças entre o arquivo alterado e o que foi comitado anteriormente.</text:span></text:p>
      <text:p text:style-name="P7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0:19:13.082636254</meta:creation-date>
    <dc:date>2016-03-09T18:12:42.627087500</dc:date>
    <meta:editing-duration>PT2H12M27S</meta:editing-duration>
    <meta:editing-cycles>8</meta:editing-cycles>
    <meta:generator>LibreOffice/5.0.3.2$Linux_X86_64 LibreOffice_project/00m0$Build-2</meta:generator>
    <dc:creator>Tarciso Torres</dc:creator>
    <meta:document-statistic meta:table-count="0" meta:image-count="0" meta:object-count="0" meta:page-count="1" meta:paragraph-count="19" meta:word-count="136" meta:character-count="861" meta:non-whitespace-character-count="744"/>
  </office:meta>
</office:document-meta>
</file>